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ea21c" officeooo:paragraph-rsid="001ea21c" style:font-size-asian="20pt" style:font-size-complex="20pt"/>
    </style:style>
    <style:style style:name="P2" style:family="paragraph" style:parent-style-name="Standard">
      <style:text-properties fo:font-size="12pt" officeooo:rsid="001ea21c" officeooo:paragraph-rsid="001ea21c" style:font-size-asian="10.5pt" style:font-size-complex="12pt"/>
    </style:style>
    <style:style style:name="P3" style:family="paragraph" style:parent-style-name="Standard" style:list-style-name="L1">
      <style:text-properties fo:font-size="12pt" officeooo:rsid="001fd3da" officeooo:paragraph-rsid="001fd3da" style:font-size-asian="10.5pt" style:font-size-complex="12pt"/>
    </style:style>
    <style:style style:name="P4" style:family="paragraph" style:parent-style-name="Standard" style:list-style-name="L1">
      <style:text-properties fo:font-size="12pt" officeooo:rsid="001ea21c" officeooo:paragraph-rsid="001ea21c" style:font-size-asian="10.5pt" style:font-size-complex="12pt"/>
    </style:style>
    <style:style style:name="P5" style:family="paragraph" style:parent-style-name="Standard" style:list-style-name="L1">
      <style:text-properties fo:font-size="12pt" officeooo:rsid="001ea21c" officeooo:paragraph-rsid="002138dc" style:font-size-asian="10.5pt" style:font-size-complex="12pt"/>
    </style:style>
    <style:style style:name="P6" style:family="paragraph" style:parent-style-name="Standard" style:list-style-name="L1">
      <style:text-properties fo:font-size="12pt" officeooo:rsid="001ea21c" officeooo:paragraph-rsid="002bdcc1" style:font-size-asian="10.5pt" style:font-size-complex="12pt"/>
    </style:style>
    <style:style style:name="P7" style:family="paragraph" style:parent-style-name="Standard" style:list-style-name="L2">
      <style:text-properties fo:font-size="12pt" officeooo:rsid="001ea21c" officeooo:paragraph-rsid="001ea21c" style:font-size-asian="10.5pt" style:font-size-complex="12pt"/>
    </style:style>
    <style:style style:name="P8" style:family="paragraph" style:parent-style-name="Standard" style:list-style-name="L1">
      <style:text-properties fo:font-size="12pt" officeooo:rsid="002138dc" officeooo:paragraph-rsid="00259c5b" style:font-size-asian="10.5pt" style:font-size-complex="12pt"/>
    </style:style>
    <style:style style:name="P9" style:family="paragraph" style:parent-style-name="Standard" style:list-style-name="L1">
      <style:text-properties fo:font-size="12pt" officeooo:rsid="002138dc" officeooo:paragraph-rsid="002138dc" style:font-size-asian="10.5pt" style:font-size-complex="12pt"/>
    </style:style>
    <style:style style:name="P10" style:family="paragraph" style:parent-style-name="Standard" style:list-style-name="L1">
      <style:text-properties fo:font-size="12pt" officeooo:rsid="00228ec5" officeooo:paragraph-rsid="00228ec5" style:font-size-asian="10.5pt" style:font-size-complex="12pt"/>
    </style:style>
    <style:style style:name="P11" style:family="paragraph" style:parent-style-name="Standard" style:list-style-name="L1">
      <style:text-properties fo:font-size="12pt" officeooo:rsid="00235f1d" officeooo:paragraph-rsid="00259c5b" style:font-size-asian="10.5pt" style:font-size-complex="12pt"/>
    </style:style>
    <style:style style:name="P12" style:family="paragraph" style:parent-style-name="Standard" style:list-style-name="L1">
      <style:text-properties fo:font-size="12pt" officeooo:rsid="00235f1d" officeooo:paragraph-rsid="002a6388" style:font-size-asian="10.5pt" style:font-size-complex="12pt"/>
    </style:style>
    <style:style style:name="P13" style:family="paragraph" style:parent-style-name="Standard" style:list-style-name="L1">
      <style:text-properties fo:font-size="12pt" officeooo:rsid="002631af" officeooo:paragraph-rsid="002631af" style:font-size-asian="10.5pt" style:font-size-complex="12pt"/>
    </style:style>
    <style:style style:name="P14" style:family="paragraph" style:parent-style-name="Standard" style:list-style-name="L2">
      <style:text-properties fo:font-size="12pt" officeooo:rsid="0023c4a3" officeooo:paragraph-rsid="0023c4a3" style:font-size-asian="10.5pt" style:font-size-complex="12pt"/>
    </style:style>
    <style:style style:name="T1" style:family="text">
      <style:text-properties officeooo:rsid="001fd3da"/>
    </style:style>
    <style:style style:name="T2" style:family="text">
      <style:text-properties officeooo:rsid="002138dc"/>
    </style:style>
    <style:style style:name="T3" style:family="text">
      <style:text-properties officeooo:rsid="00228ec5"/>
    </style:style>
    <style:style style:name="T4" style:family="text">
      <style:text-properties officeooo:rsid="00235f1d"/>
    </style:style>
    <style:style style:name="T5" style:family="text">
      <style:text-properties officeooo:rsid="00259c5b"/>
    </style:style>
    <style:style style:name="T6" style:family="text">
      <style:text-properties officeooo:rsid="0027f564"/>
    </style:style>
    <style:style style:name="T7" style:family="text">
      <style:text-properties officeooo:rsid="00299d49"/>
    </style:style>
    <style:style style:name="T8" style:family="text">
      <style:text-properties officeooo:rsid="002a6388"/>
    </style:style>
    <style:style style:name="T9" style:family="text">
      <style:text-properties officeooo:rsid="002bdcc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ix – Elicitação de requisitos</text:p>
      <text:p text:style-name="P1"/>
      <text:p text:style-name="P2">Requisitos Funcionais:</text:p>
      <text:list xml:id="list2434466655" text:style-name="L1">
        <text:list-item>
          <text:p text:style-name="P3">O usuário deve ser capaz de encontrar itens do acervo através de um campo de busca. A busca deve trazer resultados de músicas, álbuns e artistas com base nos dados de entrada informados pelo usuário no mesmo campo.</text:p>
        </text:list-item>
        <text:list-item>
          <text:p text:style-name="P6">O sistema deve fornecer ao usuário a funcionalidade de executar qualquer música disponível no acervo.</text:p>
        </text:list-item>
        <text:list-item>
          <text:p text:style-name="P6"><text:span text:style-name="T9">o sistema deve a</text:span><text:span text:style-name="T1">presentar uma barra de progresso da música que seja interativa, dando ao usuário a capacidade de avançar e voltar o cursor de execução na barra para refletir o mesmo efeito no </text:span><text:span text:style-name="T2">progresso</text:span><text:span text:style-name="T1"> da música;</text:span></text:p>
        </text:list-item>
        <text:list-item>
          <text:p text:style-name="P8">O usuário deve ser capaz de criar listas de reprodução de músicas, atribuindo um título a cada uma delas. O atributo de título da lista de reprodução não pode ser nulo e o sistema não deve prosseguir com a criação da lista enquanto o usuário não definir um título para a mesma.</text:p>
        </text:list-item>
        <text:list-item>
          <text:p text:style-name="P8"><text:span text:style-name="T4">O usuário deve <text:s/></text:span><text:span text:style-name="T5">ser capaz de criar 3 (três) tipos de listas de reprodução de músicas, sendo mandatório </text:span><text:span text:style-name="T4">selecionar o tipo de lista de reprodução ao criá-la. </text:span><text:span text:style-name="T5">O</text:span><text:span text:style-name="T4">s tipos disponíves devem ser Lista de </text:span><text:span text:style-name="T6">Reprodução de </text:span><text:span text:style-name="T4">Músicas, Lista de </text:span><text:span text:style-name="T6">Reprodução de </text:span><text:span text:style-name="T4">Álbuns e Lista de </text:span><text:span text:style-name="T6">Reprodução de </text:span><text:span text:style-name="T4">Artistas;</text:span></text:p>
        </text:list-item>
        <text:list-item>
          <text:p text:style-name="P5">O acervo musical do sistema deve ser fornecido por uma API externa;</text:p>
        </text:list-item>
        <text:list-item>
          <text:p text:style-name="P9">O usuário deve ser capaz de acessar todas as informações disponíveis <text:span text:style-name="T3">no acervo</text:span> sobre os itens da categoria “álbum”, <text:span text:style-name="T3">incluindo a lista de músicas deste;</text:span></text:p>
        </text:list-item>
        <text:list-item>
          <text:p text:style-name="P10">O usuário deve ser capaz de acessar todas as informações disponíveis no acervo sobre os itens da categoria “artista”;</text:p>
        </text:list-item>
        <text:list-item>
          <text:p text:style-name="P11"><text:span text:style-name="T5">O usuário deve ser capaz de adicionar qualquer item do acervo categorizado como “música”, </text:span><text:span text:style-name="T8">e apenas esse tipo de item,</text:span> <text:span text:style-name="T8">a</text:span> <text:span text:style-name="T5">listas de reprodução do tipo “Lista de </text:span><text:span text:style-name="T6">Reprodução de M</text:span><text:span text:style-name="T5">úsicas”</text:span></text:p>
        </text:list-item>
        <text:list-item>
          <text:p text:style-name="P12"><text:span text:style-name="T5">O usuário deve ser capaz de adicionar qualquer item do acervo categorizado como “álbum”, </text:span><text:span text:style-name="T8">e apenas esse tipo de item,</text:span> <text:span text:style-name="T5">a</text:span> <text:span text:style-name="T5">listas de reprodução do tipo “Lista de </text:span><text:span text:style-name="T6">Reprodução de Á</text:span><text:span text:style-name="T5">lbuns”</text:span></text:p>
        </text:list-item>
        <text:list-item>
          <text:p text:style-name="P12"><text:span text:style-name="T5">O usuário deve ser capaz de adicionar qualquer item do acervo categorizado como “artista”, </text:span><text:span text:style-name="T8">e apenas esse tipo de item,</text:span> <text:span text:style-name="T5">a</text:span> <text:span text:style-name="T5">listas de reprodução do tipo “Lista de </text:span><text:span text:style-name="T6">Reprodução de A</text:span><text:span text:style-name="T5">rtistas”</text:span></text:p>
        </text:list-item>
        <text:list-item>
          <text:p text:style-name="P13">As listas de reprodução <text:span text:style-name="T7">de todos os tipos </text:span>devem prover as possibilidades de reproduzir seus itens em ordem sequencial de adição ou aleatória;</text:p>
        </text:list-item>
        <text:list-item>
          <text:p text:style-name="P13">As listas de reprodução de álbuns devem sempre executar as músicas de um mesmo álbum na sequência já definida nas propriedades do mesmo sem deixar de respeitar a sequência entre álbuns, definida pela lista de reprodução criada pelo usuário.</text:p>
        </text:list-item>
        <text:list-item>
          <text:p text:style-name="P13">As listas de reprodução de artistas devem sempre acessar músicas aleatórias do artista sem deixar de respeitar a sequência entre artistas, definida pela lista de reprodução criada pelo usuário;</text:p>
        </text:list-item>
        <text:list-item>
          <text:p text:style-name="P4">O sistema deve prover todas as suas funcionalidades, com exceção da persistência de dados, ao usuários que optarem por não fazer login;</text:p>
        </text:list-item>
        <text:list-item>
          <text:p text:style-name="P4">O sistema deve prover todas as suas funcionalidades, inclusive a persistência de dados, aos usuários que optarem por fazer login;</text:p>
        </text:list-item>
      </text:list>
      <text:p text:style-name="P2"/>
      <text:p text:style-name="P2">Requisitos não-Fuincionais:</text:p>
      <text:list xml:id="list3973936549" text:style-name="L2">
        <text:list-item>
          <text:p text:style-name="P7">A API externa que fornece o acervo musical para o sistema deve ser de acesso gratuito</text:p>
        </text:list-item>
        <text:list-item>
          <text:p text:style-name="P14">A aplcação deve ser desenvolvida tendo como plataforma primária a web e possibilitar na medida do possível uma expansão futura para plataforma móve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1:02:01.407356480</meta:creation-date>
    <dc:date>2023-06-10T11:32:08.899914876</dc:date>
    <meta:editing-duration>P7DT12H40M42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537" meta:character-count="3159" meta:non-whitespace-character-count="2659"/>
  </office:meta>
</office:document-meta>
</file>